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2020-05-08</text:p>
          </table:table-cell>
          <table:table-cell office:value-type="float" office:value="54770">
            <text:p>54770</text:p>
          </table:table-cell>
        </table:table-row>
        <table:table-row table:style-name="ro1">
          <table:table-cell office:value-type="string">
            <text:p>2020-05-07</text:p>
          </table:table-cell>
          <table:table-cell office:value-type="float" office:value="54076">
            <text:p>54076</text:p>
          </table:table-cell>
        </table:table-row>
        <table:table-row table:style-name="ro1">
          <table:table-cell office:value-type="string">
            <text:p>2020-05-06</text:p>
          </table:table-cell>
          <table:table-cell office:value-type="float" office:value="53022">
            <text:p>53022</text:p>
          </table:table-cell>
        </table:table-row>
        <table:table-row table:style-name="ro1">
          <table:table-cell office:value-type="string">
            <text:p>2020-05-05</text:p>
          </table:table-cell>
          <table:table-cell office:value-type="float" office:value="51803">
            <text:p>51803</text:p>
          </table:table-cell>
        </table:table-row>
        <table:table-row table:style-name="ro1">
          <table:table-cell office:value-type="string">
            <text:p>2020-05-04</text:p>
          </table:table-cell>
          <table:table-cell office:value-type="float" office:value="50438">
            <text:p>50438</text:p>
          </table:table-cell>
        </table:table-row>
        <table:table-row table:style-name="ro1">
          <table:table-cell office:value-type="string">
            <text:p>2020-05-03</text:p>
          </table:table-cell>
          <table:table-cell office:value-type="float" office:value="49973">
            <text:p>49973</text:p>
          </table:table-cell>
        </table:table-row>
        <table:table-row table:style-name="ro1">
          <table:table-cell office:value-type="string">
            <text:p>2020-05-02</text:p>
          </table:table-cell>
          <table:table-cell office:value-type="float" office:value="49751">
            <text:p>49751</text:p>
          </table:table-cell>
        </table:table-row>
        <table:table-row table:style-name="ro1">
          <table:table-cell office:value-type="string">
            <text:p>2020-05-01</text:p>
          </table:table-cell>
          <table:table-cell office:value-type="float" office:value="49300">
            <text:p>49300</text:p>
          </table:table-cell>
        </table:table-row>
        <table:table-row table:style-name="ro1">
          <table:table-cell office:value-type="string">
            <text:p>2020-04-30</text:p>
          </table:table-cell>
          <table:table-cell office:value-type="float" office:value="48572">
            <text:p>48572</text:p>
          </table:table-cell>
        </table:table-row>
        <table:table-row table:style-name="ro1">
          <table:table-cell office:value-type="string">
            <text:p>2020-04-29</text:p>
          </table:table-cell>
          <table:table-cell office:value-type="float" office:value="47338">
            <text:p>47338</text:p>
          </table:table-cell>
        </table:table-row>
        <table:table-row table:style-name="ro1">
          <table:table-cell office:value-type="string">
            <text:p>2020-04-28</text:p>
          </table:table-cell>
          <table:table-cell office:value-type="float" office:value="45997">
            <text:p>45997</text:p>
          </table:table-cell>
        </table:table-row>
        <table:table-row table:style-name="ro1">
          <table:table-cell office:value-type="string">
            <text:p>2020-04-27</text:p>
          </table:table-cell>
          <table:table-cell office:value-type="float" office:value="44733">
            <text:p>44733</text:p>
          </table:table-cell>
        </table:table-row>
        <table:table-row table:style-name="ro1">
          <table:table-cell office:value-type="string">
            <text:p>2020-04-26</text:p>
          </table:table-cell>
          <table:table-cell office:value-type="float" office:value="44125">
            <text:p>44125</text:p>
          </table:table-cell>
        </table:table-row>
        <table:table-row table:style-name="ro1">
          <table:table-cell office:value-type="string">
            <text:p>2020-04-25</text:p>
          </table:table-cell>
          <table:table-cell office:value-type="float" office:value="43816">
            <text:p>43816</text:p>
          </table:table-cell>
        </table:table-row>
        <table:table-row table:style-name="ro1">
          <table:table-cell office:value-type="string">
            <text:p>2020-04-24</text:p>
          </table:table-cell>
          <table:table-cell office:value-type="float" office:value="42715">
            <text:p>42715</text:p>
          </table:table-cell>
        </table:table-row>
        <table:table-row table:style-name="ro1">
          <table:table-cell office:value-type="string">
            <text:p>2020-04-23</text:p>
          </table:table-cell>
          <table:table-cell office:value-type="float" office:value="41414">
            <text:p>41414</text:p>
          </table:table-cell>
        </table:table-row>
        <table:table-row table:style-name="ro1">
          <table:table-cell office:value-type="string">
            <text:p>2020-04-22</text:p>
          </table:table-cell>
          <table:table-cell office:value-type="float" office:value="39988">
            <text:p>39988</text:p>
          </table:table-cell>
        </table:table-row>
        <table:table-row table:style-name="ro1">
          <table:table-cell office:value-type="string">
            <text:p>2020-04-21</text:p>
          </table:table-cell>
          <table:table-cell office:value-type="float" office:value="38543">
            <text:p>38543</text:p>
          </table:table-cell>
        </table:table-row>
        <table:table-row table:style-name="ro1">
          <table:table-cell office:value-type="string">
            <text:p>2020-04-20</text:p>
          </table:table-cell>
          <table:table-cell office:value-type="float" office:value="36782">
            <text:p>36782</text:p>
          </table:table-cell>
        </table:table-row>
        <table:table-row table:style-name="ro1">
          <table:table-cell office:value-type="string">
            <text:p>2020-04-19</text:p>
          </table:table-cell>
          <table:table-cell office:value-type="float" office:value="35973">
            <text:p>35973</text:p>
          </table:table-cell>
        </table:table-row>
        <table:table-row table:style-name="ro1">
          <table:table-cell office:value-type="string">
            <text:p>2020-04-18</text:p>
          </table:table-cell>
          <table:table-cell office:value-type="float" office:value="35379">
            <text:p>35379</text:p>
          </table:table-cell>
        </table:table-row>
        <table:table-row table:style-name="ro1">
          <table:table-cell office:value-type="string">
            <text:p>2020-04-17</text:p>
          </table:table-cell>
          <table:table-cell office:value-type="float" office:value="33834">
            <text:p>33834</text:p>
          </table:table-cell>
        </table:table-row>
        <table:table-row table:style-name="ro1">
          <table:table-cell office:value-type="string">
            <text:p>2020-04-16</text:p>
          </table:table-cell>
          <table:table-cell office:value-type="float" office:value="32297">
            <text:p>32297</text:p>
          </table:table-cell>
        </table:table-row>
        <table:table-row table:style-name="ro1">
          <table:table-cell office:value-type="string">
            <text:p>2020-04-15</text:p>
          </table:table-cell>
          <table:table-cell office:value-type="float" office:value="30440">
            <text:p>30440</text:p>
          </table:table-cell>
        </table:table-row>
        <table:table-row table:style-name="ro1">
          <table:table-cell office:value-type="string">
            <text:p>2020-04-14</text:p>
          </table:table-cell>
          <table:table-cell office:value-type="float" office:value="28512">
            <text:p>28512</text:p>
          </table:table-cell>
        </table:table-row>
        <table:table-row table:style-name="ro1">
          <table:table-cell office:value-type="string">
            <text:p>2020-04-13</text:p>
          </table:table-cell>
          <table:table-cell office:value-type="float" office:value="27718">
            <text:p>27718</text:p>
          </table:table-cell>
        </table:table-row>
        <table:table-row table:style-name="ro1">
          <table:table-cell office:value-type="string">
            <text:p>2020-04-12</text:p>
          </table:table-cell>
          <table:table-cell office:value-type="float" office:value="27186">
            <text:p>27186</text:p>
          </table:table-cell>
        </table:table-row>
        <table:table-row table:style-name="ro1">
          <table:table-cell office:value-type="string">
            <text:p>2020-04-11</text:p>
          </table:table-cell>
          <table:table-cell office:value-type="float" office:value="26391">
            <text:p>26391</text:p>
          </table:table-cell>
        </table:table-row>
        <table:table-row table:style-name="ro1">
          <table:table-cell office:value-type="string">
            <text:p>2020-04-10</text:p>
          </table:table-cell>
          <table:table-cell office:value-type="float" office:value="24932">
            <text:p>24932</text:p>
          </table:table-cell>
        </table:table-row>
        <table:table-row table:style-name="ro1">
          <table:table-cell office:value-type="string">
            <text:p>2020-04-09</text:p>
          </table:table-cell>
          <table:table-cell office:value-type="float" office:value="23206">
            <text:p>23206</text:p>
          </table:table-cell>
        </table:table-row>
        <table:table-row table:style-name="ro1">
          <table:table-cell office:value-type="string">
            <text:p>2020-04-08</text:p>
          </table:table-cell>
          <table:table-cell office:value-type="float" office:value="21254">
            <text:p>21254</text:p>
          </table:table-cell>
        </table:table-row>
        <table:table-row table:style-name="ro1">
          <table:table-cell office:value-type="string">
            <text:p>2020-04-07</text:p>
          </table:table-cell>
          <table:table-cell office:value-type="float" office:value="19337">
            <text:p>19337</text:p>
          </table:table-cell>
        </table:table-row>
        <table:table-row table:style-name="ro1">
          <table:table-cell office:value-type="string">
            <text:p>2020-04-06</text:p>
          </table:table-cell>
          <table:table-cell office:value-type="float" office:value="17250">
            <text:p>17250</text:p>
          </table:table-cell>
        </table:table-row>
        <table:table-row table:style-name="ro1">
          <table:table-cell office:value-type="string">
            <text:p>2020-04-05</text:p>
          </table:table-cell>
          <table:table-cell office:value-type="float" office:value="16183">
            <text:p>16183</text:p>
          </table:table-cell>
        </table:table-row>
        <table:table-row table:style-name="ro1">
          <table:table-cell office:value-type="string">
            <text:p>2020-04-04</text:p>
          </table:table-cell>
          <table:table-cell office:value-type="float" office:value="15438">
            <text:p>15438</text:p>
          </table:table-cell>
        </table:table-row>
        <table:table-row table:style-name="ro1">
          <table:table-cell office:value-type="string">
            <text:p>2020-04-03</text:p>
          </table:table-cell>
          <table:table-cell office:value-type="float" office:value="14008">
            <text:p>14008</text:p>
          </table:table-cell>
        </table:table-row>
        <table:table-row table:style-name="ro1">
          <table:table-cell office:value-type="string">
            <text:p>2020-04-02</text:p>
          </table:table-cell>
          <table:table-cell office:value-type="float" office:value="12428">
            <text:p>12428</text:p>
          </table:table-cell>
        </table:table-row>
        <table:table-row table:style-name="ro1">
          <table:table-cell office:value-type="string">
            <text:p>2020-04-01</text:p>
          </table:table-cell>
          <table:table-cell office:value-type="float" office:value="10934">
            <text:p>10934</text:p>
          </table:table-cell>
        </table:table-row>
        <table:table-row table:style-name="ro1">
          <table:table-cell office:value-type="string">
            <text:p>2020-03-31</text:p>
          </table:table-cell>
          <table:table-cell office:value-type="float" office:value="9444">
            <text:p>9444</text:p>
          </table:table-cell>
        </table:table-row>
        <table:table-row table:style-name="ro1">
          <table:table-cell office:value-type="string">
            <text:p>2020-03-30</text:p>
          </table:table-cell>
          <table:table-cell office:value-type="float" office:value="7927">
            <text:p>7927</text:p>
          </table:table-cell>
        </table:table-row>
        <table:table-row table:style-name="ro1">
          <table:table-cell office:value-type="string">
            <text:p>2020-03-29</text:p>
          </table:table-cell>
          <table:table-cell office:value-type="float" office:value="7202">
            <text:p>7202</text:p>
          </table:table-cell>
        </table:table-row>
        <table:table-row table:style-name="ro1">
          <table:table-cell office:value-type="string">
            <text:p>2020-03-28</text:p>
          </table:table-cell>
          <table:table-cell office:value-type="float" office:value="5700">
            <text:p>5700</text:p>
          </table:table-cell>
        </table:table-row>
        <table:table-row table:style-name="ro1">
          <table:table-cell office:value-type="string">
            <text:p>2020-03-27</text:p>
          </table:table-cell>
          <table:table-cell office:value-type="float" office:value="5700">
            <text:p>5700</text:p>
          </table:table-cell>
        </table:table-row>
        <table:table-row table:style-name="ro1">
          <table:table-cell office:value-type="string">
            <text:p>2020-03-26</text:p>
          </table:table-cell>
          <table:table-cell office:value-type="float" office:value="4948">
            <text:p>4948</text:p>
          </table:table-cell>
        </table:table-row>
        <table:table-row table:style-name="ro1">
          <table:table-cell office:value-type="string">
            <text:p>2020-03-25</text:p>
          </table:table-cell>
          <table:table-cell office:value-type="float" office:value="3900">
            <text:p>3900</text:p>
          </table:table-cell>
        </table:table-row>
        <table:table-row table:style-name="ro1">
          <table:table-cell office:value-type="string">
            <text:p>2020-03-24</text:p>
          </table:table-cell>
          <table:table-cell office:value-type="float" office:value="3243">
            <text:p>3243</text:p>
          </table:table-cell>
        </table:table-row>
        <table:table-row table:style-name="ro1">
          <table:table-cell office:value-type="string">
            <text:p>2020-03-23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 office:value-type="string">
            <text:p>2020-03-22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 office:value-type="string">
            <text:p>2020-03-2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1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1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1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1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1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0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0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0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0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0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0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0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0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01</text:p>
          </table:table-cell>
          <table:table-cell office:value-type="float" office:value="12">
            <text:p>12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9">09.05.2020</text:date>, <text:time>22:15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22:14:41.99</meta:creation-date>
    <dc:date>2020-05-09T22:15:22.30</dc:date>
    <meta:editing-duration>PT40S</meta:editing-duration>
    <meta:editing-cycles>1</meta:editing-cycles>
    <meta:document-statistic meta:table-count="3" meta:cell-count="138" meta:object-count="0"/>
    <meta:generator>OpenOffice/4.1.2$Win32 OpenOffice.org_project/412m3$Build-9782</meta:generator>
  </office:meta>
</office:document-meta>
</file>